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🚀 Шаг 1. Зафиксировать архитектуру (Foundation)</text:h>
      <text:p text:style-name="Text_20_body">Перед тем как запускать AI в написание кода, тебе нужно:</text:p>
      <text:h text:style-name="Heading_20_2" text:outline-level="2">1.1. Зафиксировать:</text:h>
      <text:list text:style-name="L1">
        <text:list-item>
          <text:p text:style-name="P1">✔ Полную структуру БД (таблицы, индексы, архивы)</text:p>
        </text:list-item>
        <text:list-item>
          <text:p text:style-name="P1">✔ Полный REST API контракт</text:p>
        </text:list-item>
        <text:list-item>
          <text:p text:style-name="P1">✔ WebSocket протокол</text:p>
        </text:list-item>
        <text:list-item>
          <text:p text:style-name="P1">✔ Структуру проекта (frontend/backend/admin)</text:p>
        </text:list-item>
        <text:list-item>
          <text:p text:style-name="P1">✔ Стандарты именования</text:p>
        </text:list-item>
        <text:list-item>
          <text:p text:style-name="P1">✔ Формат ответов API</text:p>
        </text:list-item>
      </text:list>
      <text:p text:style-name="Text_20_body">👉 AI должен работать <text:span text:style-name="Strong_20_Emphasis">по контракту</text:span>, а не придумывать структуру сам.</text:p>
      <text:p text:style-name="Text_20_body">Если этого не сделать — через 2 недели код станет несовместимым.</text:p>
      <text:p text:style-name="Horizontal_20_Line"/>
      <text:h text:style-name="Heading_20_1" text:outline-level="1">🧠 Шаг 2. Подготовить "AI-friendly" спецификацию</text:h>
      <text:p text:style-name="Text_20_body">Поскольку ты используешь AI-агентов, тебе нужно:</text:p>
      <text:h text:style-name="Heading_20_3" text:outline-level="3">Сделать:</text:h>
      <text:list text:style-name="L2">
        <text:list-item>
          <text:p text:style-name="P2"><text:span text:style-name="Source_20_Text">ARCHITECTURE.md</text:span></text:p>
        </text:list-item>
        <text:list-item>
          <text:p text:style-name="P2"><text:span text:style-name="Source_20_Text">API_SPEC.md</text:span></text:p>
        </text:list-item>
        <text:list-item>
          <text:p text:style-name="P2"><text:span text:style-name="Source_20_Text">DATABASE_SCHEMA.sql</text:span></text:p>
        </text:list-item>
        <text:list-item>
          <text:p text:style-name="P2"><text:span text:style-name="Source_20_Text">WS_PROTOCOL.md</text:span></text:p>
        </text:list-item>
        <text:list-item>
          <text:p text:style-name="P2"><text:span text:style-name="Source_20_Text">FRONTEND_STRUCTURE.md</text:span></text:p>
        </text:list-item>
      </text:list>
      <text:p text:style-name="Text_20_body">AI-агенты лучше всего работают, когда у них:</text:p>
      <text:list text:style-name="L3">
        <text:list-item>
          <text:p text:style-name="P3">строгие схемы</text:p>
        </text:list-item>
        <text:list-item>
          <text:p text:style-name="P3">примеры запросов/ответов</text:p>
        </text:list-item>
        <text:list-item>
          <text:p text:style-name="P3"><text:soft-page-break/>фиксированные типы данных</text:p>
        </text:list-item>
      </text:list>
      <text:p text:style-name="Horizontal_20_Line"/>
      <text:h text:style-name="Heading_20_1" text:outline-level="1">🎨 Шаг 3. Используй существующий дизайн как UI-систему</text:h>
      <text:p text:style-name="Text_20_body">Ты написал:</text:p>
      <text:p text:style-name="Quotations">У меня есть логотип и дизайн страницы событий и фильтров</text:p>
      <text:p text:style-name="Text_20_body">Это отлично.</text:p>
      <text:p text:style-name="Text_20_body">Тебе нужно:</text:p>
      <text:h text:style-name="Heading_20_2" text:outline-level="2">3.1. Выделить дизайн-систему:</text:h>
      <text:list text:style-name="L4">
        <text:list-item>
          <text:p text:style-name="P4">Цвета (primary, accent, background, danger)</text:p>
        </text:list-item>
        <text:list-item>
          <text:p text:style-name="P4">Радиусы</text:p>
        </text:list-item>
        <text:list-item>
          <text:p text:style-name="P4">Размеры отступов</text:p>
        </text:list-item>
        <text:list-item>
          <text:p text:style-name="P4">Типографику</text:p>
        </text:list-item>
        <text:list-item>
          <text:p text:style-name="P4">Кнопки</text:p>
        </text:list-item>
        <text:list-item>
          <text:p text:style-name="P4">Карточки</text:p>
        </text:list-item>
        <text:list-item>
          <text:p text:style-name="P4">Bottom sheet стиль</text:p>
        </text:list-item>
        <text:list-item>
          <text:p text:style-name="P4">Навигационная панель</text:p>
        </text:list-item>
      </text:list>
      <text:p text:style-name="Text_20_body">Создай:</text:p>
      <text:p text:style-name="Preformatted_20_Text"><text:span text:style-name="Source_20_Text">/frontend/scss/_variables.scss</text:span></text:p>
      <text:p text:style-name="P5"><text:span text:style-name="Source_20_Text">/frontend/scss/_components.scss</text:span></text:p>
      <text:p text:style-name="Text_20_body">И сделай дизайн-систему, которую AI будет использовать.</text:p>
      <text:p text:style-name="Text_20_body">Если этого не сделать — каждая страница будет стилистически отличаться.</text:p>
      <text:p text:style-name="Horizontal_20_Line"/>
      <text:h text:style-name="Heading_20_1" text:outline-level="1"><text:soft-page-break/>🏗 Шаг 4. Создать каркас проекта (Skeleton First)</text:h>
      <text:p text:style-name="Text_20_body">Не начинай с функционала.</text:p>
      <text:p text:style-name="Text_20_body">Сначала создай:</text:p>
      <text:p text:style-name="Preformatted_20_Text"><text:span text:style-name="Source_20_Text">/frontend</text:span></text:p>
      <text:p text:style-name="Preformatted_20_Text"><text:span text:style-name="Source_20_Text"><text:s text:c="2"/>/pug</text:span></text:p>
      <text:p text:style-name="Preformatted_20_Text"><text:span text:style-name="Source_20_Text"><text:s text:c="2"/>/scss</text:span></text:p>
      <text:p text:style-name="Preformatted_20_Text"><text:span text:style-name="Source_20_Text"><text:s text:c="2"/>/ts</text:span></text:p>
      <text:p text:style-name="Preformatted_20_Text"/>
      <text:p text:style-name="Preformatted_20_Text"><text:span text:style-name="Source_20_Text">/backend</text:span></text:p>
      <text:p text:style-name="Preformatted_20_Text"><text:span text:style-name="Source_20_Text"><text:s text:c="2"/>main.py</text:span></text:p>
      <text:p text:style-name="Preformatted_20_Text"><text:span text:style-name="Source_20_Text"><text:s text:c="2"/>api/</text:span></text:p>
      <text:p text:style-name="Preformatted_20_Text"><text:span text:style-name="Source_20_Text"><text:s text:c="2"/>services/</text:span></text:p>
      <text:p text:style-name="Preformatted_20_Text"><text:span text:style-name="Source_20_Text"><text:s text:c="2"/>db/</text:span></text:p>
      <text:p text:style-name="Preformatted_20_Text"/>
      <text:p text:style-name="P5"><text:span text:style-name="Source_20_Text">/admin</text:span></text:p>
      <text:p text:style-name="Text_20_body">Настрой:</text:p>
      <text:list text:style-name="L5">
        <text:list-item>
          <text:p text:style-name="P6">Meson</text:p>
        </text:list-item>
        <text:list-item>
          <text:p text:style-name="P6">pug → html</text:p>
        </text:list-item>
        <text:list-item>
          <text:p text:style-name="P6">sassc → css</text:p>
        </text:list-item>
        <text:list-item>
          <text:p text:style-name="P6">tsc → js</text:p>
        </text:list-item>
      </text:list>
      <text:p text:style-name="Text_20_body">Убедись, что:</text:p>
      <text:list text:style-name="L6">
        <text:list-item>
          <text:p text:style-name="P7">проект собирается</text:p>
        </text:list-item>
        <text:list-item>
          <text:p text:style-name="P7">index.html работает</text:p>
        </text:list-item>
        <text:list-item>
          <text:p text:style-name="P7">Telegram Mini App открывается</text:p>
        </text:list-item>
        <text:list-item>
          <text:p text:style-name="P7">hash-навигация работает</text:p>
        </text:list-item>
      </text:list>
      <text:p text:style-name="Text_20_body">Это <text:span text:style-name="Strong_20_Emphasis">нулевой milestone</text:span>.</text:p>
      <text:p text:style-name="Horizontal_20_Line"/>
      <text:h text:style-name="Heading_20_1" text:outline-level="1">🔌 Шаг 5. Реализовать только авторизацию</text:h>
      <text:p text:style-name="Text_20_body">Перед всем остальным:</text:p>
      <text:list text:style-name="L7">
        <text:list-item>
          <text:p text:style-name="P8">Проверка Telegram initData</text:p>
        </text:list-item>
        <text:list-item>
          <text:p text:style-name="P8">Создание пользователя</text:p>
        </text:list-item>
        <text:list-item>
          <text:p text:style-name="P8"><text:soft-page-break/>JWT</text:p>
        </text:list-item>
        <text:list-item>
          <text:p text:style-name="P8">Middleware авторизации</text:p>
        </text:list-item>
      </text:list>
      <text:p text:style-name="Text_20_body">Пока без событий. Только логин.</text:p>
      <text:p text:style-name="Text_20_body">Если авторизация нестабильна — весь проект развалится.</text:p>
      <text:p text:style-name="Horizontal_20_Line"/>
      <text:h text:style-name="Heading_20_1" text:outline-level="1">🧱 Шаг 6. Реализовать базовую модель данных</text:h>
      <text:p text:style-name="Text_20_body">Начать с:</text:p>
      <text:list text:style-name="L8">
        <text:list-item>
          <text:p text:style-name="P9">users</text:p>
        </text:list-item>
        <text:list-item>
          <text:p text:style-name="P9">events</text:p>
        </text:list-item>
        <text:list-item>
          <text:p text:style-name="P9">event_participants</text:p>
        </text:list-item>
        <text:list-item>
          <text:p text:style-name="P9">chats</text:p>
        </text:list-item>
        <text:list-item>
          <text:p text:style-name="P9">messages</text:p>
        </text:list-item>
      </text:list>
      <text:p text:style-name="Text_20_body">Без:</text:p>
      <text:list text:style-name="L9">
        <text:list-item>
          <text:p text:style-name="P10">рангов</text:p>
        </text:list-item>
        <text:list-item>
          <text:p text:style-name="P10">историй</text:p>
        </text:list-item>
        <text:list-item>
          <text:p text:style-name="P10">переводов</text:p>
        </text:list-item>
        <text:list-item>
          <text:p text:style-name="P10">архивов</text:p>
        </text:list-item>
      </text:list>
      <text:p text:style-name="Text_20_body">AI лучше строит систему по слоям.</text:p>
      <text:p text:style-name="Horizontal_20_Line"/>
      <text:h text:style-name="Heading_20_1" text:outline-level="1">💬 Шаг 7. Сделать минимальный функционал (MVP)</text:h>
      <text:p text:style-name="Text_20_body">Последовательность:</text:p>
      <text:list text:style-name="L10">
        <text:list-item>
          <text:p text:style-name="P11">Список событий</text:p>
        </text:list-item>
        <text:list-item>
          <text:p text:style-name="P11">Создание события</text:p>
        </text:list-item>
        <text:list-item>
          <text:p text:style-name="P11">Просмотр события</text:p>
        </text:list-item>
        <text:list-item>
          <text:p text:style-name="P11">Join/Leave</text:p>
        </text:list-item>
        <text:list-item>
          <text:p text:style-name="P11"><text:soft-page-break/>Лайки</text:p>
        </text:list-item>
        <text:list-item>
          <text:p text:style-name="P11">Личный чат</text:p>
        </text:list-item>
      </text:list>
      <text:p text:style-name="Text_20_body">Только после этого:</text:p>
      <text:list text:style-name="L11">
        <text:list-item>
          <text:p text:style-name="P12">уведомления</text:p>
        </text:list-item>
        <text:list-item>
          <text:p text:style-name="P12">ранги</text:p>
        </text:list-item>
        <text:list-item>
          <text:p text:style-name="P12">истории</text:p>
        </text:list-item>
        <text:list-item>
          <text:p text:style-name="P12">архивирование</text:p>
        </text:list-item>
        <text:list-item>
          <text:p text:style-name="P12">админка</text:p>
        </text:list-item>
      </text:list>
      <text:p text:style-name="Horizontal_20_Line"/>
      <text:h text:style-name="Heading_20_1" text:outline-level="1">⚙ Очень важный момент — SQLite и AI</text:h>
      <text:p text:style-name="Text_20_body">Поскольку ты используешь SQLite:</text:p>
      <text:p text:style-name="Text_20_body">Не позволяй AI:</text:p>
      <text:list text:style-name="L12">
        <text:list-item>
          <text:p text:style-name="P13">создавать 50 индексов</text:p>
        </text:list-item>
        <text:list-item>
          <text:p text:style-name="P13">делать частые UPDATE лайков</text:p>
        </text:list-item>
        <text:list-item>
          <text:p text:style-name="P13">делать commit после каждого действия</text:p>
        </text:list-item>
      </text:list>
      <text:p text:style-name="Text_20_body">Ты должен в спецификации написать:</text:p>
      <text:list text:style-name="L13">
        <text:list-item>
          <text:p text:style-name="P14">WAL режим</text:p>
        </text:list-item>
        <text:list-item>
          <text:p text:style-name="P14">batch записи</text:p>
        </text:list-item>
        <text:list-item>
          <text:p text:style-name="P14">ограничение частоты обновлений</text:p>
        </text:list-item>
      </text:list>
      <text:p text:style-name="Horizontal_20_Line"/>
      <text:h text:style-name="Heading_20_1" text:outline-level="1">🧩 Шаг 8. WebSocket после REST</text:h>
      <text:p text:style-name="Text_20_body">Не начинай с WebSocket.</text:p>
      <text:p text:style-name="Text_20_body">Сначала сделай всё через REST.<text:line-break/>Когда REST стабилен — добавляй WS.</text:p>
      <text:p text:style-name="Horizontal_20_Line"/>
      <text:h text:style-name="Heading_20_1" text:outline-level="1"><text:soft-page-break/>👑 Шаг 9. Админ-панель в конце</text:h>
      <text:p text:style-name="Text_20_body">Админка должна использовать те же API.</text:p>
      <text:p text:style-name="Text_20_body">Не делай отдельную логику.<text:line-break/>Это частая ошибка.</text:p>
      <text:p text:style-name="Horizontal_20_Line"/>
      <text:h text:style-name="Heading_20_1" text:outline-level="1">🎯 Правильная стратегия использования AI</text:h>
      <text:p text:style-name="Text_20_body">Не проси:</text:p>
      <text:p text:style-name="Quotations">"Напиши backend"</text:p>
      <text:p text:style-name="Text_20_body">Проси:</text:p>
      <text:p text:style-name="Quotations">"Реализуй модель events согласно DATABASE_SCHEMA.sql"</text:p>
      <text:p text:style-name="Text_20_body">Итерируй:</text:p>
      <text:list text:style-name="L14">
        <text:list-item>
          <text:p text:style-name="P15">маленькие задачи</text:p>
        </text:list-item>
        <text:list-item>
          <text:p text:style-name="P15">один модуль за раз</text:p>
        </text:list-item>
        <text:list-item>
          <text:p text:style-name="P15">всегда по спецификации</text:p>
        </text:list-item>
      </text:list>
      <text:p text:style-name="Horizontal_20_Line"/>
      <text:h text:style-name="Heading_20_1" text:outline-level="1">🧠 Что НЕ нужно делать сейчас</text:h>
      <text:p text:style-name="Text_20_body">❌ Не начинай с чатов<text:line-break/>❌ Не начинай с рангов<text:line-break/>❌ Не делай сразу WebSocket<text:line-break/>❌ Не проектируй масштабирование<text:line-break/>❌ Не пиши админку</text:p>
      <text:p text:style-name="Horizontal_20_Line"/>
      <text:h text:style-name="Heading_20_1" text:outline-level="1">📍 С чего начать прямо сегодня?</text:h>
      <text:h text:style-name="Heading_20_3" text:outline-level="3">День 1:</text:h>
      <text:list text:style-name="L15">
        <text:list-item>
          <text:p text:style-name="P16">Зафиксировать структуру БД</text:p>
        </text:list-item>
        <text:list-item>
          <text:p text:style-name="P16">Зафиксировать REST API</text:p>
        </text:list-item>
        <text:list-item>
          <text:p text:style-name="P16"><text:soft-page-break/>Подготовить Meson</text:p>
        </text:list-item>
        <text:list-item>
          <text:p text:style-name="P16">Подготовить структуру проекта</text:p>
        </text:list-item>
      </text:list>
      <text:h text:style-name="Heading_20_3" text:outline-level="3">День 2:</text:h>
      <text:list text:style-name="L16">
        <text:list-item>
          <text:p text:style-name="P17">Реализовать Telegram авторизацию</text:p>
        </text:list-item>
        <text:list-item>
          <text:p text:style-name="P17">Реализовать users table</text:p>
        </text:list-item>
        <text:list-item>
          <text:p text:style-name="P17">Реализовать /profile</text:p>
        </text:list-item>
      </text:list>
      <text:h text:style-name="Heading_20_3" text:outline-level="3">День 3:</text:h>
      <text:list text:style-name="L17">
        <text:list-item>
          <text:p text:style-name="P18">Реализовать events (CRUD)</text:p>
        </text:list-item>
        <text:list-item>
          <text:p text:style-name="P18">Сделать список событий</text:p>
        </text:list-item>
      </text:list>
      <text:p text:style-name="Horizontal_20_Line"/>
      <text:h text:style-name="Heading_20_1" text:outline-level="1">🔥 Самый правильный старт для тебя</text:h>
      <text:p text:style-name="Text_20_body">Учитывая твой стек и подход с AI-агентами:</text:p>
      <text:p text:style-name="Text_20_body">👉 Начни с:</text:p>
      <text:list text:style-name="L18">
        <text:list-item>
          <text:p text:style-name="P19">DATABASE_SCHEMA.sql</text:p>
        </text:list-item>
        <text:list-item>
          <text:p text:style-name="P19">API_SPEC.md</text:p>
        </text:list-item>
        <text:list-item>
          <text:p text:style-name="P19">Минимального backend с авторизацией</text:p>
        </text:list-item>
      </text:list>
      <text:p text:style-name="Text_20_body">И только потом отдавай кодогенерацию AI.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4:33:20.827310229</meta:creation-date>
    <dc:date>2026-02-13T14:34:00.690827930</dc:date>
    <meta:editing-duration>PT40S</meta:editing-duration>
    <meta:editing-cycles>1</meta:editing-cycles>
    <meta:document-statistic meta:table-count="0" meta:image-count="0" meta:object-count="0" meta:page-count="7" meta:paragraph-count="148" meta:word-count="559" meta:character-count="3479" meta:non-whitespace-character-count="3124"/>
    <meta:generator>LibreOffice/25.8.4.2$Linux_X86_64 LibreOffice_project/580$Build-2</meta:generator>
  </office:meta>
</office:document-meta>
</file>